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2f2" officeooo:paragraph-rsid="0011b2f2"/>
    </style:style>
    <style:style style:name="P2" style:family="paragraph" style:parent-style-name="Standard">
      <style:paragraph-properties fo:text-align="center" style:justify-single-word="false"/>
      <style:text-properties officeooo:rsid="0011b2f2" officeooo:paragraph-rsid="0011b2f2"/>
    </style:style>
    <style:style style:name="T1" style:family="text">
      <style:text-properties officeooo:rsid="0011effb"/>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1-06-26T09:59:00.134555543" text:fixed="true">06/26/21</text:date></text:p>
      <text:p text:style-name="Standard"/>
      <text:p text:style-name="P2">Life Isn’t Fair</text:p>
      <text:p text:style-name="P2">by Kyle Eggleston</text:p>
      <text:p text:style-name="P1"/>
      <text:p text:style-name="P1"><text:tab/>This life doesn’t always seem fair or feel fair. Life in general can be annoying at best. But what do you expect when that happens? <text:span text:style-name="T1">I’ve been feeling sleepy as of late, I don’t know why that is. It just happens. I wish I didn’t feel so sleepy but I do and I must accept that.</text:span></text:p>
      <text:p text:style-name="P1"><text:tab/><text:span text:style-name="T1">But back to life. Why does this life feel so difficult at times? I don’t understand why it does. There are so many thoughts and ideas out there that could be explained to us all, but they aren’t. That’s what bothers me most about this life. Being able to understand or comprehend everything that’s going on...you have to figure it all out on your 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5" meta:word-count="128" meta:character-count="668" meta:non-whitespace-character-count="543"/>
  </office:meta>
</office:document-meta>
</file>